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3" style:family="graphic" style:parent-style-name="standard">
      <style:graphic-properties draw:fill-color="#999999" draw:textarea-vertical-align="middle" draw:auto-grow-height="false"/>
    </style:style>
    <style:style style:name="gr4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-color="#ffffff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1.39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0.889cm" svg:x="8.239cm" svg:y="1.5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889cm" svg:height="0.889cm" svg:x="9.509cm" svg:y="1.5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889cm" svg:height="0.889cm" svg:x="10.779cm" svg:y="1.5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889cm" svg:height="0.889cm" svg:x="11.963cm" svg:y="1.5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889cm" svg:height="0.889cm" svg:x="13.233cm" svg:y="1.5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889cm" svg:height="0.889cm" svg:x="8.239cm" svg:y="2.65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889cm" svg:height="0.889cm" svg:x="9.509cm" svg:y="2.65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889cm" svg:height="0.889cm" svg:x="10.779cm" svg:y="2.65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889cm" svg:height="0.889cm" svg:x="11.963cm" svg:y="2.65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889cm" svg:height="0.889cm" svg:x="13.233cm" svg:y="2.65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889cm" svg:height="0.889cm" svg:x="8.239cm" svg:y="3.79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889cm" svg:height="0.889cm" svg:x="9.509cm" svg:y="3.794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4" draw:text-style-name="P1" draw:layer="layout" svg:width="0.889cm" svg:height="0.889cm" svg:x="10.779cm" svg:y="3.79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889cm" svg:height="0.889cm" svg:x="11.963cm" svg:y="3.79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889cm" svg:height="0.889cm" svg:x="13.233cm" svg:y="3.79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889cm" svg:height="0.889cm" svg:x="8.239cm" svg:y="4.93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889cm" svg:height="0.889cm" svg:x="9.509cm" svg:y="4.93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889cm" svg:height="0.889cm" svg:x="10.779cm" svg:y="4.93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889cm" svg:height="0.889cm" svg:x="11.963cm" svg:y="4.93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889cm" svg:height="0.889cm" svg:x="13.233cm" svg:y="4.93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889cm" svg:height="0.889cm" svg:x="8.239cm" svg:y="6.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889cm" svg:height="0.889cm" svg:x="9.509cm" svg:y="6.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889cm" svg:height="0.889cm" svg:x="10.779cm" svg:y="6.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889cm" svg:height="0.889cm" svg:x="11.963cm" svg:y="6.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0.889cm" svg:height="0.889cm" svg:x="13.233cm" svg:y="6.0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" draw:layer="layout" svg:width="3.048cm" svg:height="2.921cm" svg:x="7.731cm" svg:y="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" draw:layer="layout" svg:width="3.048cm" svg:height="2.921cm" svg:x="9.128cm" svg:y="2.2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" draw:layer="layout" svg:width="3.048cm" svg:height="2.921cm" svg:x="10.271cm" svg:y="3.28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381cm" svg:height="0.381cm" svg:x="7.477cm" svg:y="7.47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0.381cm" svg:height="0.381cm" svg:x="7.477cm" svg:y="8.112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layout" svg:width="0.381cm" svg:height="0.381cm" svg:x="7.477cm" svg:y="8.747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frame draw:style-name="gr7" draw:text-style-name="P3" draw:layer="layout" svg:width="4.096cm" svg:height="0.645cm" svg:x="7.858cm" svg:y="7.35cm">
          <draw:text-box>
            <text:p text:style-name="P2"><text:span text:style-name="T1">Tag que será renovado</text:span></text:p>
          </draw:text-box>
        </draw:frame>
        <draw:frame draw:style-name="gr8" draw:text-style-name="P2" draw:layer="layout" svg:width="6.604cm" svg:height="1.647cm" svg:x="9.382cm" svg:y="9.509cm">
          <draw:text-box>
            <text:p/>
          </draw:text-box>
        </draw:frame>
        <draw:frame draw:style-name="gr7" draw:text-style-name="P3" draw:layer="layout" svg:width="8.452cm" svg:height="0.645cm" svg:x="7.858cm" svg:y="7.985cm">
          <draw:text-box>
            <text:p text:style-name="P2">Tags que tienen la probabilidad de estar en S+ y S-</text:p>
          </draw:text-box>
        </draw:frame>
        <draw:frame draw:style-name="gr7" draw:text-style-name="P3" draw:layer="layout" svg:width="7.656cm" svg:height="0.645cm" svg:x="7.858cm" svg:y="8.62cm">
          <draw:text-box>
            <text:p text:style-name="P2">Tags que tienen la probabilidad de estar en S-</text:p>
          </draw:text-box>
        </draw:frame>
        <draw:frame draw:style-name="gr7" draw:text-style-name="P3" draw:layer="layout" svg:width="0.853cm" svg:height="0.645cm" svg:x="10.271cm" svg:y="1cm">
          <draw:text-box>
            <text:p text:style-name="P2">S-</text:p>
          </draw:text-box>
        </draw:frame>
        <draw:frame draw:style-name="gr7" draw:text-style-name="P3" draw:layer="layout" svg:width="0.93cm" svg:height="0.645cm" svg:x="11.414cm" svg:y="2.26cm">
          <draw:text-box>
            <text:p text:style-name="P2">So</text:p>
          </draw:text-box>
        </draw:frame>
        <draw:frame draw:style-name="gr7" draw:text-style-name="P3" draw:layer="layout" svg:width="0.853cm" svg:height="0.645cm" svg:x="12.72cm" svg:y="3.413cm">
          <draw:text-box>
            <text:p text:style-name="P2">S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cain</meta:initial-creator>
    <meta:creation-date>2009-03-04T15:12:02</meta:creation-date>
    <dc:creator>cain</dc:creator>
    <dc:date>2009-03-04T15:27:29</dc:date>
    <meta:editing-cycles>6</meta:editing-cycles>
    <meta:editing-duration>PT15M28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